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Courier 10 Pitch" svg:font-family="'Courier 10 Pitch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arameters" style:family="table">
      <style:table-properties style:width="6.9132in" table:align="left"/>
    </style:style>
    <style:style style:name="Parameters.A" style:family="table-column">
      <style:table-column-properties style:column-width="1.941in"/>
    </style:style>
    <style:style style:name="Parameters.B" style:family="table-column">
      <style:table-column-properties style:column-width="0.6632in"/>
    </style:style>
    <style:style style:name="Parameters.C" style:family="table-column">
      <style:table-column-properties style:column-width="0.4167in"/>
    </style:style>
    <style:style style:name="Parameters.D" style:family="table-column">
      <style:table-column-properties style:column-width="3.8924in"/>
    </style:style>
    <style:style style:name="Parameters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ameters.D1" style:family="table-cell">
      <style:table-cell-properties fo:padding="0.0382in" fo:border="0.05pt solid #000000"/>
    </style:style>
    <style:style style:name="Parameters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arameters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111bde"/>
    </style:style>
    <style:style style:name="P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0f324e"/>
    </style:style>
    <style:style style:name="P3" style:family="paragraph" style:parent-style-name="Standard">
      <style:text-properties officeooo:paragraph-rsid="000f324e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0f324e"/>
    </style:style>
    <style:style style:name="P5" style:family="paragraph" style:parent-style-name="Preformatted_20_Text">
      <style:text-properties officeooo:paragraph-rsid="000f324e"/>
    </style:style>
    <style:style style:name="P6" style:family="paragraph" style:parent-style-name="Table_20_Heading">
      <style:paragraph-properties fo:margin-top="0in" fo:margin-bottom="0in" style:contextual-spacing="false"/>
      <style:text-properties officeooo:paragraph-rsid="000f324e"/>
    </style:style>
    <style:style style:name="P7" style:family="paragraph" style:parent-style-name="Heading">
      <style:text-properties officeooo:paragraph-rsid="000f324e"/>
    </style:style>
    <style:style style:name="T1" style:family="text">
      <style:text-properties fo:background-color="#e9eff8"/>
    </style:style>
    <style:style style:name="T2" style:family="text">
      <style:text-properties officeooo:rsid="000d57c7" fo:background-color="#e9eff8"/>
    </style:style>
    <style:style style:name="T3" style:family="text">
      <style:text-properties fo:color="#0000e6"/>
    </style:style>
    <style:style style:name="T4" style:family="text">
      <style:text-properties fo:color="#0000e6" fo:background-color="#e9eff8"/>
    </style:style>
    <style:style style:name="T5" style:family="text">
      <style:text-properties fo:color="#009900"/>
    </style:style>
    <style:style style:name="T6" style:family="text">
      <style:text-properties fo:color="#009900" fo:background-color="#e9eff8"/>
    </style:style>
    <style:style style:name="T7" style:family="text">
      <style:text-properties officeooo:rsid="0009e2b5"/>
    </style:style>
    <style:style style:name="T8" style:family="text">
      <style:text-properties officeooo:rsid="000bc731"/>
    </style:style>
    <style:style style:name="T9" style:family="text">
      <style:text-properties officeooo:rsid="000d57c7"/>
    </style:style>
    <style:style style:name="T10" style:family="text">
      <style:text-properties officeooo:rsid="00111b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Parameter Scripts</text:span></text:p>
      <text:p text:style-name="P7">Isl.model.continual-dose-function.js</text:p>
      <text:p text:style-name="P5"><text:span text:style-name="T4">var</text:span> <text:span text:style-name="T6">math</text:span> <text:span text:style-name="T1">=</text:span> <text:span text:style-name="T4">new</text:span> <text:span text:style-name="T1">JavaImporter(</text:span><text:span text:style-name="T6">java</text:span><text:span text:style-name="T1">.lang.StrictMath);</text:span></text:p>
      <text:p text:style-name="P5"><text:span text:style-name="T3">var</text:span> <text:span text:style-name="T5">continual_dose_max</text:span>; // bolus.n.alpha - passed to this script from Java</text:p>
      <text:p text:style-name="P5"><text:span text:style-name="T3">var</text:span> <text:span text:style-name="T5">model_time</text:span>; // model (ISL) time passed from</text:p>
      <text:p text:style-name="P5"><text:span text:style-name="T3">with</text:span> (<text:span text:style-name="T5">math</text:span>) {</text:p>
      <text:p text:style-name="P5"><text:s text:c="2"/>y = <text:span text:style-name="T5">continual_dose_max</text:span>/StrictMath.exp(<text:span text:style-name="T5">model_time</text:span>);</text:p>
      <text:p text:style-name="P4">}</text:p>
      <text:p text:style-name="P7">isl/model/ei-gradient-function.js</text:p>
      <text:p text:style-name="P3"><text:span text:style-name="T7">Parameters:</text:span></text:p>
      <table:table table:name="Parameters" table:style-name="Parameters">
        <table:table-column table:style-name="Parameters.A"/>
        <table:table-column table:style-name="Parameters.B"/>
        <table:table-column table:style-name="Parameters.C"/>
        <table:table-column table:style-name="Parameters.D"/>
        <table:table-header-rows>
          <table:table-row>
            <table:table-cell table:style-name="Parameters.A1" office:value-type="string">
              <text:p text:style-name="P6"><text:span text:style-name="T7">Name</text:span></text:p>
            </table:table-cell>
            <table:table-cell table:style-name="Parameters.A1" office:value-type="string">
              <text:p text:style-name="P6"><text:span text:style-name="T7">Type/</text:span></text:p>
              <text:p text:style-name="P6"><text:span text:style-name="T7">Range</text:span></text:p>
            </table:table-cell>
            <table:table-cell table:style-name="Parameters.A1" office:value-type="string">
              <text:p text:style-name="P6"><text:span text:style-name="T7">E.G.</text:span></text:p>
            </table:table-cell>
            <table:table-cell table:style-name="Parameters.D1" office:value-type="string">
              <text:p text:style-name="P6"><text:span text:style-name="T7">Description</text:span></text:p>
            </table:table-cell>
          </table:table-row>
        </table:table-header-rows>
        <table:table-row>
          <table:table-cell table:style-name="Parameters.A2" office:value-type="string">
            <text:p text:style-name="P2"><text:span text:style-name="T7">ei_gradient_yrange_target</text:span></text:p>
          </table:table-cell>
          <table:table-cell table:style-name="Parameters.A2" office:value-type="string">
            <text:p text:style-name="P2"><text:span text:style-name="T7">[0.0,1.0]</text:span></text:p>
          </table:table-cell>
          <table:table-cell table:style-name="Parameters.A2" office:value-type="string">
            <text:p text:style-name="P2"><text:span text:style-name="T7">0.8</text:span></text:p>
          </table:table-cell>
          <table:table-cell table:style-name="Parameters.D2" office:value-type="string">
            <text:p text:style-name="P2"><text:span text:style-name="T7">Desired end value for the gradient as a percentage of its start value.</text:span></text:p>
          </table:table-cell>
        </table:table-row>
        <table:table-row>
          <table:table-cell table:style-name="Parameters.A2" office:value-type="string">
            <text:p text:style-name="P2"><text:span text:style-name="T7">ei_gradient_yrange_start</text:span></text:p>
          </table:table-cell>
          <table:table-cell table:style-name="Parameters.A2" office:value-type="string">
            <text:p text:style-name="P2"><text:span text:style-name="T7">[0.0,∞]</text:span></text:p>
          </table:table-cell>
          <table:table-cell table:style-name="Parameters.A2" office:value-type="string">
            <text:p text:style-name="P2"><text:span text:style-name="T7">1.0</text:span></text:p>
          </table:table-cell>
          <table:table-cell table:style-name="Parameters.D2" office:value-type="string">
            <text:p text:style-name="P2"><text:span text:style-name="T7">Starting value (time=0) for the gradient.</text:span></text:p>
          </table:table-cell>
        </table:table-row>
        <table:table-row>
          <table:table-cell table:style-name="Parameters.A2" office:value-type="string">
            <text:p text:style-name="P2"><text:span text:style-name="T7">ei_gradient_shape</text:span></text:p>
          </table:table-cell>
          <table:table-cell table:style-name="Parameters.A2" office:value-type="string">
            <text:p text:style-name="P2">[0.0,<text:bookmark-start text:name="__DdeLink__5_974590624"/>∞<text:bookmark-end text:name="__DdeLink__5_974590624"/>]</text:p>
          </table:table-cell>
          <table:table-cell table:style-name="Parameters.A2" office:value-type="string">
            <text:p text:style-name="P2"><text:span text:style-name="T7">5.6</text:span></text:p>
          </table:table-cell>
          <table:table-cell table:style-name="Parameters.D2" office:value-type="string">
            <text:p text:style-name="P2"><text:span text:style-name="T8">Extent of the negative curvature in this sublinear exponential function.</text:span></text:p>
          </table:table-cell>
        </table:table-row>
        <table:table-row>
          <table:table-cell table:style-name="Parameters.A2" office:value-type="string">
            <text:p text:style-name="P2"><text:span text:style-name="T9">ei_gradient_asymptote</text:span></text:p>
          </table:table-cell>
          <table:table-cell table:style-name="Parameters.A2" office:value-type="string">
            <text:p text:style-name="P2"><text:span text:style-name="T9">[∞,</text:span><text:span text:style-name="T2">∞]</text:span></text:p>
          </table:table-cell>
          <table:table-cell table:style-name="Parameters.A2" office:value-type="string">
            <text:p text:style-name="P2"><text:span text:style-name="T9">0.0</text:span></text:p>
          </table:table-cell>
          <table:table-cell table:style-name="Parameters.D2" office:value-type="string">
            <text:p text:style-name="P2"><text:span text:style-name="T9">Value of the gradient at the most distant grid point in the lobule.</text:span></text:p>
          </table:table-cell>
        </table:table-row>
      </table:table>
      <text:p text:style-name="P3"><text:span text:style-name="T7"/></text:p>
      <text:p text:style-name="P5"><text:span text:style-name="T4">var</text:span> <text:span text:style-name="T6">math</text:span> <text:span text:style-name="T1">=</text:span> <text:span text:style-name="T4">new</text:span> <text:span text:style-name="T1">JavaImporter(</text:span><text:span text:style-name="T6">java</text:span><text:span text:style-name="T1">.lang.StrictMath);</text:span></text:p>
      <text:p text:style-name="P5"><text:span text:style-name="T3">var</text:span> <text:span text:style-name="T5">max_length</text:span>; // total grid points (PV-CV) passed in from Java</text:p>
      <text:p text:style-name="P5"><text:span text:style-name="T3">var</text:span> <text:span text:style-name="T5">max_time</text:span>; // end of simulation passed in from Java</text:p>
      <text:p text:style-name="P5"><text:span text:style-name="T3">var</text:span> <text:span text:style-name="T5">model_time</text:span>; // model (ISL) time passed from Java</text:p>
      <text:p text:style-name="P5"><text:span text:style-name="T3">var</text:span> <text:span text:style-name="T5">distance_from_PV</text:span>; // grid points passed in from Java</text:p>
      <text:p text:style-name="P5">//</text:p>
      <text:p text:style-name="P5">// parameters</text:p>
      <text:p text:style-name="P5">// </text:p>
      <text:p text:style-name="P5">// <text:s/>yrange_modifier reduces the overall slope by reducing the y intercept</text:p>
      <text:p text:style-name="P5">// <text:s/>from the value of ei_gradient_yrange to ~80% of that at the end of sim</text:p>
      <text:p text:style-name="P5"><text:span text:style-name="T3">var</text:span> <text:span text:style-name="T5">ei_gradient_yrange_target</text:span> = 0.8; // value of yrange at end of sim</text:p>
      <text:p text:style-name="P5"><text:span text:style-name="T3">var</text:span> <text:span text:style-name="T5">ei_gradient_yrange_start</text:span> = 1.0;</text:p>
      <text:p text:style-name="P5"><text:span text:style-name="T3">var</text:span> <text:span text:style-name="T5">effective_yrange</text:span> = <text:span text:style-name="T5">ei_gradient_yrange_start</text:span> </text:p>
      <text:p text:style-name="P5"><text:s text:c="2"/>- <text:span text:style-name="T5">model_time</text:span>/<text:span text:style-name="T5">max_time</text:span> * (<text:span text:style-name="T5">ei_gradient_yrange_start</text:span> - <text:span text:style-name="T5">ei_gradient_yrange_target</text:span>);</text:p>
      <text:p text:style-name="P5">//# gradient is ~ f(eiGradShape/max_grid * path length from PV)</text:p>
      <text:p text:style-name="P5">//# i.e. it's related to the alpha/beta for the SS lengths</text:p>
      <text:p text:style-name="P5"><text:span text:style-name="T3">var</text:span> <text:span text:style-name="T5">ei_gradient_shape</text:span> = 5.6;</text:p>
      <text:p text:style-name="P5"><text:span text:style-name="T3">var</text:span> <text:span text:style-name="T5">ei_gradient_asymptote</text:span> = 0.0;</text:p>
      <text:p text:style-name="P5"/>
      <text:p text:style-name="P5"><text:span text:style-name="T3">with</text:span> (<text:span text:style-name="T5">math</text:span>) {</text:p>
      <text:p text:style-name="P5"><text:s text:c="2"/>y = <text:span text:style-name="T5">effective_yrange</text:span></text:p>
      <text:p text:style-name="P5"><text:s text:c="4"/>/ StrictMath.exp((<text:span text:style-name="T5">ei_gradient_shape</text:span>/<text:span text:style-name="T5">max_length</text:span>)</text:p>
      <text:p text:style-name="P5"><text:s text:c="4"/>* <text:span text:style-name="T5">distance_from_PV</text:span>) </text:p>
      <text:p text:style-name="P5"><text:s text:c="4"/>+ <text:span text:style-name="T5">ei_gradient_asymptote</text:span>;</text:p>
      <text:p text:style-name="P5">}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Courier 10 Pitch" svg:font-family="'Courier 10 Pitch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background-color="#ffffff">
        <style:background-image/>
      </style:paragraph-properties>
      <style:text-properties fo:color="#000000" style:font-name="Courier 10 Pitch" fo:font-size="10pt" style:font-name-asian="Monospaced" style:font-size-asian="10pt" style:font-name-complex="Monospac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pr </meta:initial-creator>
    <meta:creation-date>2013-03-08T10:15:48</meta:creation-date>
    <dc:date>2013-03-08T10:19:43</dc:date>
    <dc:creator>gepr </dc:creator>
    <meta:editing-duration>PT2M34S</meta:editing-duration>
    <meta:editing-cycles>4</meta:editing-cycles>
    <meta:generator>LibreOffice/3.6$Linux_X86_64 LibreOffice_project/360m1$Build-2</meta:generator>
    <meta:document-statistic meta:table-count="1" meta:image-count="0" meta:object-count="0" meta:page-count="1" meta:paragraph-count="55" meta:word-count="237" meta:character-count="1734" meta:non-whitespace-character-count="1529"/>
  </office:meta>
</office:document-meta>
</file>